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oteworthy-Light" svg:font-family="Noteworthy-Light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Times New Roman" fo:font-size="12pt" style:font-name-asian="Noteworthy-Light" style:font-size-asian="12pt" style:font-name-complex="Noteworthy-Light" style:font-size-complex="12pt"/>
    </style:style>
    <style:style style:name="P2" style:family="paragraph" style:parent-style-name="Standard" style:list-style-name="L1">
      <style:paragraph-properties style:text-autospace="none"/>
    </style:style>
    <style:style style:name="P3" style:family="paragraph" style:parent-style-name="Standard" style:list-style-name="L1">
      <style:paragraph-properties style:text-autospace="none"/>
      <style:text-properties style:use-window-font-color="true" style:font-name="Times New Roman" fo:font-size="12pt" style:font-name-asian="Noteworthy-Light" style:font-size-asian="12pt" style:font-name-complex="Noteworthy-Light" style:font-size-complex="12pt"/>
    </style:style>
    <style:style style:name="P4" style:family="paragraph" style:parent-style-name="Standard" style:list-style-name="L2">
      <style:paragraph-properties style:text-autospace="none"/>
      <style:text-properties style:use-window-font-color="true" style:font-name="Times New Roman" fo:font-size="12pt" style:font-name-asian="Noteworthy-Light" style:font-size-asian="12pt" style:font-name-complex="Noteworthy-Light" style:font-size-complex="12pt"/>
    </style:style>
    <style:style style:name="P5" style:family="paragraph" style:parent-style-name="Standard" style:list-style-name="L3">
      <style:paragraph-properties style:text-autospace="none"/>
      <style:text-properties style:use-window-font-color="true" style:font-name="Times New Roman" fo:font-size="12pt" style:font-name-asian="Noteworthy-Light" style:font-size-asian="12pt" style:font-name-complex="Noteworthy-Light" style:font-size-complex="12pt"/>
    </style:style>
    <style:style style:name="P6" style:family="paragraph" style:parent-style-name="Standard" style:list-style-name="L3">
      <style:paragraph-properties style:text-autospace="none"/>
      <style:text-properties style:use-window-font-color="true"/>
    </style:style>
    <style:style style:name="P7" style:family="paragraph" style:parent-style-name="Standard" style:list-style-name="L1">
      <style:paragraph-properties style:text-autospace="none"/>
      <style:text-properties style:font-name="Times New Roman" fo:font-size="12pt" style:font-name-asian="Noteworthy-Light" style:font-size-asian="12pt" style:font-name-complex="Noteworthy-Light" style:font-size-complex="12pt"/>
    </style:style>
    <style:style style:name="P8" style:family="paragraph" style:parent-style-name="Standard" style:list-style-name="L2">
      <style:paragraph-properties style:text-autospace="none"/>
    </style:style>
    <style:style style:name="P9" style:family="paragraph" style:parent-style-name="Standard" style:list-style-name="L3"/>
    <style:style style:name="P10" style:family="paragraph" style:parent-style-name="Standard" style:list-style-name="L3">
      <style:paragraph-properties style:text-autospace="none"/>
    </style:style>
    <style:style style:name="P11" style:family="paragraph" style:parent-style-name="Standard" style:list-style-name="L3">
      <style:paragraph-properties style:text-autospace="none"/>
      <style:text-properties fo:color="#000000" style:font-name="Times New Roman" fo:font-size="12pt" style:font-name-asian="Monaco" style:font-size-asian="12pt" style:font-name-complex="Monaco" style:font-size-complex="12pt"/>
    </style:style>
    <style:style style:name="P12" style:family="paragraph" style:parent-style-name="Standard">
      <style:paragraph-properties style:text-autospace="none"/>
      <style:text-properties fo:color="#000000" style:font-name="Times New Roman" fo:font-size="12pt" style:font-name-asian="Monaco" style:font-size-asian="12pt" style:font-name-complex="Monaco" style:font-size-complex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font-size="12pt" style:font-name-asian="Noteworthy-Light" style:font-size-asian="12pt" style:font-name-complex="Noteworthy-Light" style:font-size-complex="12pt"/>
    </style:style>
    <style:style style:name="T3" style:family="text">
      <style:text-properties style:use-window-font-color="true" style:font-name="Monaco" fo:font-size="8pt" style:font-name-asian="Monaco" style:font-size-asian="8pt" style:font-name-complex="Monaco" style:font-size-complex="8pt"/>
    </style:style>
    <style:style style:name="T4" style:family="text">
      <style:text-properties style:use-window-font-color="true" style:font-name="Monaco" fo:font-size="10pt" style:font-size-asian="10pt" style:font-size-complex="10pt"/>
    </style:style>
    <style:style style:name="T5" style:family="text">
      <style:text-properties fo:color="#7f0055" style:font-name="Monaco" fo:font-size="8pt" fo:font-weight="bold" style:font-name-asian="Monaco" style:font-size-asian="8pt" style:font-weight-asian="bold" style:font-name-complex="Monaco" style:font-size-complex="8pt" style:font-weight-complex="bold"/>
    </style:style>
    <style:style style:name="T6" style:family="text">
      <style:text-properties fo:color="#000000" style:font-name="Monaco" fo:font-size="8pt" style:font-name-asian="Monaco" style:font-size-asian="8pt" style:font-name-complex="Monaco" style:font-size-complex="8pt"/>
    </style:style>
    <style:style style:name="T7" style:family="text">
      <style:text-properties fo:color="#000000" style:font-name="Monaco" fo:font-size="8pt" fo:font-style="italic" style:font-name-asian="Monaco" style:font-size-asian="8pt" style:font-style-asian="italic" style:font-name-complex="Monaco" style:font-size-complex="8pt" style:font-style-complex="italic"/>
    </style:style>
    <style:style style:name="T8" style:family="text">
      <style:text-properties fo:color="#000000" style:font-name="Monaco" fo:font-size="10pt" style:font-name-asian="Monaco" style:font-size-asian="10pt" style:font-name-complex="Monaco" style:font-size-complex="10pt"/>
    </style:style>
    <style:style style:name="T9" style:family="text">
      <style:text-properties fo:color="#000000" style:font-name="Times New Roman" fo:font-size="12pt" style:font-name-asian="Monaco" style:font-size-asian="12pt" style:font-name-complex="Monaco" style:font-size-complex="12pt"/>
    </style:style>
    <style:style style:name="T10" style:family="text">
      <style:text-properties fo:color="#000000" style:font-name="Times New Roman" fo:font-size="12pt" fo:font-style="normal" style:font-name-asian="Monaco" style:font-size-asian="12pt" style:font-style-asian="normal" style:font-name-complex="Monaco" style:font-size-complex="12pt" style:font-style-complex="normal"/>
    </style:style>
    <style:style style:name="T11" style:family="text">
      <style:text-properties fo:color="#646464" style:font-name="Monaco" fo:font-size="8pt" style:font-name-asian="Monaco" style:font-size-asian="8pt" style:font-name-complex="Monaco" style:font-size-complex="8pt"/>
    </style:style>
    <style:style style:name="T12" style:family="text">
      <style:text-properties fo:color="#2a00ff" style:font-name="Monaco" fo:font-size="8pt" style:font-name-asian="Monaco" style:font-size-asian="8pt" style:font-name-complex="Monaco" style:font-size-complex="8pt"/>
    </style:style>
    <style:style style:name="T13" style:family="text">
      <style:text-properties fo:color="#2a00ff" style:font-name="Monaco" fo:font-size="8pt" fo:font-style="italic" style:font-name-asian="Monaco" style:font-size-asian="8pt" style:font-style-asian="italic" style:font-name-complex="Monaco" style:font-size-complex="8pt" style:font-style-complex="italic"/>
    </style:style>
    <style:style style:name="T14" style:family="text">
      <style:text-properties fo:color="#2a00ff" style:font-name="Monaco" fo:font-size="10pt" fo:font-style="italic" style:font-name-asian="Monaco" style:font-size-asian="10pt" style:font-style-asian="italic" style:font-name-complex="Monaco" style:font-size-complex="10pt" style:font-style-complex="italic"/>
    </style:style>
    <style:style style:name="T15" style:family="text">
      <style:text-properties fo:color="#008080" style:font-name="Monaco" fo:font-size="8pt" style:font-name-asian="Monaco" style:font-size-asian="8pt" style:font-name-complex="Monaco" style:font-size-complex="8pt"/>
    </style:style>
    <style:style style:name="T16" style:family="text">
      <style:text-properties fo:color="#3f7f7f" style:font-name="Monaco" fo:font-size="8pt" style:font-name-asian="Monaco" style:font-size-asian="8pt" style:font-name-complex="Monaco" style:font-size-complex="8pt"/>
    </style:style>
    <style:style style:name="T17" style:family="text">
      <style:text-properties fo:color="#3f7f7f" style:font-name="Monaco" fo:font-size="8pt" fo:font-weight="bold" style:font-name-asian="Monaco" style:font-size-asian="8pt" style:font-weight-asian="bold" style:font-name-complex="Monaco" style:font-size-complex="8pt" style:font-weight-complex="bold"/>
    </style:style>
    <style:style style:name="T18" style:family="text">
      <style:text-properties fo:color="#3f7f7f" style:font-name="Monaco" fo:font-size="8pt" fo:font-style="italic" style:font-name-asian="Monaco" style:font-size-asian="8pt" style:font-style-asian="italic" style:font-name-complex="Monaco" style:font-size-complex="8pt" style:font-style-complex="italic"/>
    </style:style>
    <style:style style:name="T19" style:family="text">
      <style:text-properties fo:color="#7f007f" style:font-name="Monaco" fo:font-size="8pt" style:font-name-asian="Monaco" style:font-size-asian="8pt" style:font-name-complex="Monaco" style:font-size-complex="8pt"/>
    </style:style>
    <style:style style:name="T20" style:family="text">
      <style:text-properties fo:color="#7f007f" style:font-name="Monaco" fo:font-size="10pt" style:font-name-asian="Monaco" style:font-size-asian="10pt" style:font-name-complex="Monaco" style:font-size-complex="10pt"/>
    </style:style>
    <style:style style:name="T21" style:family="text">
      <style:text-properties fo:color="#ff0000" style:font-name="Monaco" fo:font-size="8pt" style:font-name-asian="Monaco" style:font-size-asian="8pt" style:font-name-complex="Monaco" style:font-size-complex="8pt"/>
    </style:style>
    <style:style style:name="T22" style:family="text">
      <style:text-properties fo:color="#2a00e1" style:font-name="Monaco" fo:font-size="8pt" fo:font-style="italic" style:font-name-asian="Monaco" style:font-size-asian="8pt" style:font-style-asian="italic" style:font-name-complex="Monaco" style:font-size-complex="8pt" style:font-style-complex="italic"/>
    </style:style>
    <style:style style:name="T23" style:family="text">
      <style:text-properties fo:color="#2a00e1" style:font-name="Monaco" fo:font-size="10pt" fo:font-style="italic" style:font-name-asian="Monaco" style:font-size-asian="10pt" style:font-style-asian="italic" style:font-name-complex="Monaco" style:font-size-complex="10pt" style:font-style-complex="italic"/>
    </style:style>
    <style:style style:name="T24" style:family="text">
      <style:text-properties style:font-name="Monaco" fo:font-size="8pt" style:font-name-asian="Monaco" style:font-size-asian="8pt" style:font-name-complex="Monaco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 Minimum dynamic spring web project (Spring tutorial #50 – 54) as follows:</text:p>
      <text:list xml:id="list1272872363475067865" text:style-name="L1">
        <text:list-item>
          <text:p text:style-name="P3">File → new → dynamic web project; name=inv01. <text:s/>Ensure desired tomcat server is selected and Dynamic Web version=3.0. <text:s/>[May have to set up Tomcat to have it appear on server pick list.] <text:s/>Click Next → Next → tick 'Generate web.xml deployment descriptor' checkbox. <text:s/>Finish. </text:p>
        </text:list-item>
        <text:list-item>
          <text:p text:style-name="P3">Convert to a Maven enabled project; right click project inv01 (project level)→ configure → convert to Maven; project group id = org.friendlytutor.dev.inv01 (top package name; inv01 = same as artifact id)</text:p>
        </text:list-item>
      </text:list>
      <text:p text:style-name="P1"><text:tab/>artifact id = inv01 <text:s text:c="2"/>(inv01 is the project or program section name [war or jar file?]</text:p>
      <text:list xml:id="list2112897788" text:continue-numbering="true" text:style-name="L1">
        <text:list-item>
          <text:p text:style-name="P3">If want to test current configuration: project → new JSP File; File name=inv01.jsp; Default location will be WebContent/WEB-INF/inv01.jsp. <text:s/>Ensure jsp header is HTML5 structure. <text:s/><text:span text:style-name="T15">&lt;!</text:span><text:span text:style-name="T16">DOCTYPE</text:span><text:span text:style-name="T24"> </text:span><text:span text:style-name="T15">html&gt; &lt;</text:span><text:span text:style-name="T16">meta</text:span><text:span text:style-name="T24"> </text:span><text:span text:style-name="T19">charset</text:span><text:span text:style-name="T6">=</text:span><text:span text:style-name="T13">"UTF-8"</text:span><text:span text:style-name="T15">&gt;</text:span> <text:s/>Used <text:a xlink:type="simple" xlink:href="http://validator.w3.org/">http://validator.w3.org/</text:a> validate by direct input to check the html5 syntax. Edit inv01.jsp and insert hello in the &lt;body&gt;; right click inv01.jsp → Run As → Run on Server; select Tomcat server, check 'always use this server' if offered.</text:p>
        </text:list-item>
        <text:list-item>
          <text:p text:style-name="P3">Open pom,xml/dependencies. <text:s/>[may need to eventually switch from war to jar file in overview tab]</text:p>
        </text:list-item>
      </text:list>
      <text:p text:style-name="P1"><text:tab/>Dependencies tab: type groupid=org.springframework to find and be able to select 'spring-core'.</text:p>
      <text:list xml:id="list730517747" text:continue-numbering="true" text:style-name="L1">
        <text:list-header>
          <text:p text:style-name="P2">Repeat for 'spring-beans', 'spring-context', 'spring-web', and 'spring- webmvc'. <text:s/><text:span text:style-name="T2">(Springifies the project) Ensure all dependencies are the same version. <text:s/>Save and confirm project still deploys correctly. </text:span></text:p>
        </text:list-header>
        <text:list-item>
          <text:p text:style-name="P3">MVC routes requests via a dispatcher servlet. Add inv01 project level <text:s/>→ new → [other Web] → Servlet to the project. Tick check box “Use an existing Servlet class or JSP”; Browse, use autocomplete to find - select DispatcherServlet (available if spring web &amp; mvc jars above have been added properly). Finish.</text:p>
        </text:list-item>
        <text:list-item>
          <text:p text:style-name="P2"><text:span text:style-name="T1">Edit inv01/WebContent/WEB-INF/web.xml &lt;servlet&gt;. <text:s/>Add description if desired. Global replace 'DispatcherServlet' with 'inv01'. <text:s/>Add </text:span><text:span text:style-name="T15">&lt;</text:span><text:span text:style-name="T16">load-on-startup</text:span><text:span text:style-name="T15">&gt;</text:span><text:span text:style-name="T6">1</text:span><text:span text:style-name="T15">&lt;/</text:span><text:span text:style-name="T16">load-on-startup</text:span><text:span text:style-name="T15">&gt; </text:span><text:span text:style-name="T2">in &lt;servlet&gt; section so inv01-servlet.xml is the default servlet that is run upon program start up. <text:s/>Change url pattern to just '/'.</text:span></text:p>
        </text:list-item>
        <text:list-item>
          <text:p text:style-name="P3">Add servlet context file to WEB-INF folder by right click WEB-INF → new → other Spring → SpringBeanConfiguration file → Next. The servlet File name must be exactly the project name, inv01-servlet.xml, i.e. test01-servlet.xml. <text:s/>Confirm get a 404 error when run at the project level → Run As → Run on Server. If get exception error, confirm the java build project properties Deployment Assembly includes Maven dependencies (Add Java Build Path Entries → Maven dependencies) and retest.</text:p>
        </text:list-item>
        <text:list-item>
          <text:p text:style-name="P7"><text:span text:style-name="T1">Add a controller class in a 'controllers' package [foundation structure for future controller component]; right click project level → new class; change Package=org.friendlytutor.inv01.controllers, Name=inv01Controller,i.e. </text:span><text:span text:style-name="T5">public</text:span><text:span text:style-name="T6"> </text:span><text:span text:style-name="T5">class</text:span><text:span text:style-name="T6"> Test01Controller {}</text:span><text:span text:style-name="T1">, since this will be the 'main' or 'home' controller. Notice initial capital letter 'X' to conform to class naming convention. Finish. Annotate this controller class as a </text:span><text:span text:style-name="T11">@Controller</text:span><text:span text:style-name="T1">. <text:s/>Quick fix; import Controller reference. <text:s/>Add </text:span><text:span text:style-name="T5">public</text:span><text:span text:style-name="T6"> String showHome() {}</text:span><text:span text:style-name="T1"> method annotated with </text:span><text:span text:style-name="T11">@RequestMapping</text:span><text:span text:style-name="T6">(</text:span><text:span text:style-name="T12">"/"</text:span><text:span text:style-name="T6">)</text:span><text:span text:style-name="T1"> and </text:span><text:span text:style-name="T5">return</text:span><text:span text:style-name="T6"> </text:span><text:span text:style-name="T12">"inv01"</text:span><text:span text:style-name="T6">;</text:span><text:span text:style-name="T1"> Import RequestMapping reference. </text:span></text:p>
        </text:list-item>
        <text:list-item>
          <text:p text:style-name="P3">Tell Spring to use this controller as a bean by configuring inv01-servlet.xml. <text:s/>Click namespace tab and tick the context and mvc check boxes so these name spaces are created. The beans namespace should already be checked. <text:s/>In context tab; right click beans; insert component-scan with controllers fully qualified package filepath as the base package (copy controller package Qualified Name). In mvc tab; right click beans; insert “mvc:annotation-driven” element (lets javaEE 'automate' the wiring).</text:p>
        </text:list-item>
        <text:list-item>
          <text:p text:style-name="P3">Going to start creating the views for the dispatcher servlet-mapping. First create a 'jsps' (views) folder under WEB-INF. <text:s/>If inv01.jsp created in step 3, move it into this folder. <text:s/>Otherwise, create it now.</text:p>
        </text:list-item>
        <text:list-item>
          <text:p text:style-name="P3">Simplest view class using jsp files is the 'InternalResourceViewResolver.class' found in “inv01/Java Resources/Libraries/Maven dependencies/...webmvc/...web.servlet.view”. <text:s/>Right click “...webmvc/servlet.view” and 'copy qualified name'. Edit inv01-servlet.xml to add new bean on the beans tab with id=jspViewResolver (name doesn't really matter). <text:s/>Class=Paste the servlet.view qualified name, then browse and add “.InternalResourceViewResolver”. Matching items should quickly resolve to the “InternalResourceViewResolver - org.springframework.web.servlet.view” class. Finish.</text:p>
        </text:list-item>
        <text:list-item>
          <text:p text:style-name="P3">Configure prefix and suffix properties for the jspViewResolver bean; right click jspViewResolver → beans → insert property element, name=prefix, value =/WEB-INF/jsps/ (designator where to find the jsp files). <text:s/>Insert a second property element, name=suffix and value =.jsp (adds .jsp to controller returned <text:soft-page-break/>page names). <text:s/>Test deployment by inv01(project level) → Run As → Run on Server. <text:s/>From this point forward, if Project/Build Automatically is checked, Eclipse will attempt to do a continuous build and deployment every time a project element is updated and saved. <text:s/>If doeOccasionally this process will cause an out of memory error on the tomcat working directory. <text:s/>If this happens, or whenever want to ensure there is a fresh full deployment, do three step process; 1) Project/clean, and 2) right click Tomcat Server → Clean Tomcat Work Directory ... 3) Run As → Run on Server. <text:s/>Check console for any errors.</text:p>
        </text:list-item>
      </text:list>
      <text:p text:style-name="P1"/>
      <text:p text:style-name="P1">Step 2 Section 4: Bare bones Html; <text:s/></text:p>
      <text:p text:style-name="P1">use jsp pages inside Spring MVC project rather than work in Tomcat directory</text:p>
      <text:list xml:id="list7549648402228233947" text:style-name="L2">
        <text:list-item>
          <text:p text:style-name="P8"><text:span text:style-name="T2">Edited initial home page inv01.jsp. <text:s/>Changed jsp default header to HTML5 structure. <text:s/></text:span><text:span text:style-name="T15">&lt;!</text:span><text:span text:style-name="T16">DOCTYPE</text:span><text:span text:style-name="T3"> </text:span><text:span text:style-name="T15">html&gt; &lt;</text:span><text:span text:style-name="T16">meta</text:span><text:span text:style-name="T3"> </text:span><text:span text:style-name="T19">charset</text:span><text:span text:style-name="T6">=</text:span><text:span text:style-name="T13">"UTF-8"</text:span><text:span text:style-name="T15">&gt;</text:span><text:span text:style-name="T2"> <text:s/>Used </text:span><text:a xlink:type="simple" xlink:href="http://validator.w3.org/">http://validator.w3.org/</text:a><text:span text:style-name="T2"> validate by direct input to check the html5 syntax. </text:span></text:p>
        </text:list-item>
        <text:list-item>
          <text:p text:style-name="P4">For each new jsp file, i.e. web page, have to provide a handler in the inventorysController. <text:s/>Clone the showHome(), changing the method name to showSingleinventory and showAdmin, the mapping to “/inventory-single” and “/admin”, and finally the return string to “inventory-single” and “admin”, respectively. This is so the dispatcher will handle and display the new jsp pages.</text:p>
        </text:list-item>
      </text:list>
      <text:p text:style-name="P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oteworthy-Light" svg:font-family="Noteworthy-Light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>
      <style:text-properties fo:color="#000000" style:font-name="Times New Roman" fo:font-size="12pt" style:font-name-asian="Monaco" style:font-size-asian="12pt" style:font-name-complex="Monaco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819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02:46:41</meta:creation-date>
    <dc:date>2015-03-09T17:03:11</dc:date>
    <meta:editing-duration>P2DT17H35M41S</meta:editing-duration>
    <meta:editing-cycles>34</meta:editing-cycles>
    <meta:generator>OpenOffice.org/3.4.1$Unix OpenOffice.org_project/341m1$Build-9593</meta:generator>
    <meta:document-statistic meta:table-count="0" meta:image-count="0" meta:object-count="0" meta:page-count="2" meta:paragraph-count="20" meta:word-count="891" meta:character-count="6115"/>
  </office:meta>
</office:document-meta>
</file>